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微软雅黑" style:font-name-complex="Mangal"/>
    </style:style>
  </office:automatic-styles>
  <office:body>
    <office:spreadsheet>
      <table:table table:name="工作表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Default" office:value-type="string">
            <text:p>birthday</text:p>
          </table:table-cell>
          <table:table-cell office:value-type="string">
            <text:p>isMan</text:p>
          </table:table-cell>
          <table:table-cell office:value-type="string">
            <text:p>flag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string">
            <text:p>郑治</text:p>
          </table:table-cell>
          <table:table-cell office:value-type="string">
            <text:p>20120708</text:p>
          </table:table-cell>
          <table:table-cell table:style-name="ce1" office:value-type="string">
            <text:p>TRUE</text:p>
          </table:table-cell>
          <table:table-cell office:value-type="string">
            <text:p>openoffice_ods</text:p>
          </table:table-cell>
        </table:table-row>
        <table:table-row table:style-name="ro1">
          <table:table-cell office:value-type="float" office:value="40002">
            <text:p>40002</text:p>
          </table:table-cell>
          <table:table-cell office:value-type="string">
            <text:p>吴力</text:p>
          </table:table-cell>
          <table:table-cell office:value-type="string">
            <text:p>20100308</text:p>
          </table:table-cell>
          <table:table-cell table:style-name="ce2" office:value-type="string">
            <text:p>FALSE</text:p>
          </table:table-cell>
          <table:table-cell office:value-type="string">
            <text:p>openoffice_ods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020／10／26</text:date>, <text:time>13:05:2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nliang shen</meta:initial-creator>
    <meta:creation-date>2020-10-26T10:37:49.11</meta:creation-date>
    <dc:date>2020-10-26T13:05:21.81</dc:date>
    <dc:creator>shenliang shen</dc:creator>
    <meta:editing-duration>PT12M48S</meta:editing-duration>
    <meta:editing-cycles>6</meta:editing-cycles>
    <meta:generator>OpenOffice/4.1.7$Win32 OpenOffice.org_project/417m1$Build-9800</meta:generator>
    <meta:document-statistic meta:table-count="3" meta:cell-count="15" meta:object-count="0"/>
  </office:meta>
</office:document-meta>
</file>